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a14" officeooo:paragraph-rsid="0000aa14"/>
    </style:style>
    <style:style style:name="P2" style:family="paragraph" style:parent-style-name="Standard">
      <style:text-properties fo:font-weight="bold" officeooo:rsid="0000aa14" officeooo:paragraph-rsid="0000aa14" style:font-weight-asian="bold" style:font-weight-complex="bold"/>
    </style:style>
    <style:style style:name="P3" style:family="paragraph" style:parent-style-name="Standard">
      <style:text-properties fo:font-weight="bold" officeooo:rsid="000604c1" officeooo:paragraph-rsid="000604c1" style:font-weight-asian="bold" style:font-weight-complex="bold"/>
    </style:style>
    <style:style style:name="P4" style:family="paragraph" style:parent-style-name="Standard">
      <style:text-properties officeooo:paragraph-rsid="0000aa14"/>
    </style:style>
    <style:style style:name="T1" style:family="text">
      <style:text-properties officeooo:rsid="0000aa1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604c1" style:font-style-asian="italic" style:font-style-complex="italic"/>
    </style:style>
    <style:style style:name="T4" style:family="text">
      <style:text-properties officeooo:rsid="0000e7ee"/>
    </style:style>
    <style:style style:name="T5" style:family="text">
      <style:text-properties officeooo:rsid="00025078"/>
    </style:style>
    <style:style style:name="T6" style:family="text">
      <style:text-properties officeooo:rsid="000421a2"/>
    </style:style>
    <style:style style:name="T7" style:family="text">
      <style:text-properties officeooo:rsid="000604c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604c1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 470 Semester project proposal</text:p>
      <text:p text:style-name="P1"/>
      <text:p text:style-name="P1">James Belnap</text:p>
      <text:p text:style-name="P1"/>
      <text:p text:style-name="P1"/>
      <text:p text:style-name="P1"><text:tab/>For my semester project I will attempt to develop an AI agent that can play (and win) the group game <text:span text:style-name="T2">Qwixx</text:span><text:span text:style-name="T9">, </text:span><text:span text:style-name="T10">a favorite within my family.</text:span></text:p>
      <text:p text:style-name="P1"/>
      <text:p text:style-name="P2">Rules summary</text:p>
      <text:p text:style-name="P1"/>
      <text:p text:style-name="P1"><text:tab/>Qwixx is a game for 2-5 different players, who each take turns rolling 6 di<text:span text:style-name="T6">c</text:span>e <text:span text:style-name="T4">at once</text:span>. 2 of the di<text:span text:style-name="T6">ce</text:span> are white and the others are green, yellow, red, and blue <text:span text:style-name="T4">respectively</text:span>. Each player has a scorecard with rows colored the same as the 4 non-white di<text:span text:style-name="T6">c</text:span>e. In each row there are the numbers 2-12 (red and yellow are in ascending order while blue and green are in descending order).</text:p>
      <text:p text:style-name="P1"/>
      <text:p text:style-name="P4"><text:span text:style-name="T1"><text:tab/></text:span><text:span text:style-name="T4">As each player rolls the 6 di</text:span><text:span text:style-name="T6">c</text:span><text:span text:style-name="T4">e, every player is allowed to use the combined value of the 2 white di</text:span><text:span text:style-name="T6">ce</text:span><text:span text:style-name="T4"> and cross out the corresponding number in one of their scorecard rows. Afterwards, only the rolling player may use the combined value of one of the white di</text:span><text:span text:style-name="T6">c</text:span><text:span text:style-name="T4">e and any </text:span><text:span text:style-name="T6">one </text:span><text:span text:style-name="T4">of the colored di</text:span><text:span text:style-name="T6">c</text:span><text:span text:style-name="T4">e to cross out that number in the row of the same color on his/her scorecard. </text:span><text:span text:style-name="T6">Once a number has been crossed out on a scorecard, any number to its left in the same row cannot be crossed out. The number to the far-right in each row cannot be crossed out by a player unless that player has already crossed out at least 5 of the previous 10 numbers.</text:span></text:p>
      <text:p text:style-name="P1"><text:tab/></text:p>
      <text:p text:style-name="P1"><text:tab/><text:span text:style-name="T5">If the rolling player does not cross out any numbers on his/her scorecard then they mark one of the 4 penalty squares on the scorecard, </text:span><text:span text:style-name="T6">which yields a -5 point penalty.</text:span></text:p>
      <text:p text:style-name="P1"/>
      <text:p text:style-name="P4"><text:span text:style-name="T1"><text:tab/></text:span><text:span text:style-name="T5">The game ends either when a player as marked all 4 penalty squares on their scorecard or when players have ‘locked’ 2 rows on the scorecard. A row can become locked if a player has crossed out at least 5 of the first 10 values in that row and a roll allows that player to cross out the </text:span><text:span text:style-name="T7">far-right number</text:span><text:span text:style-name="T6"> in the </text:span><text:span text:style-name="T7">row</text:span><text:span text:style-name="T6"> as well as a bonus square, at which point that row is ‘locked’ and the die of </text:span><text:span text:style-name="T7">the same color is removed from gameplay. If multiple players are in position to lock a row and a roll allows them all to cross out the far-right number, then they all get to do so and receive the bonus as well.</text:span></text:p>
      <text:p text:style-name="P4"/>
      <text:p text:style-name="P3">Goal of the project</text:p>
      <text:p text:style-name="P3"><text:span text:style-name="T8"/></text:p>
      <text:p text:style-name="P3"><text:span text:style-name="T8"><text:tab/>I would like to learn, via this project, if there is some optimal strategy that is currently unknown to myself and to those I’ve played wit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5T00:22:59.667365117</meta:creation-date>
    <dc:date>2022-11-05T01:12:19.338272176</dc:date>
    <meta:editing-duration>PT4M48S</meta:editing-duration>
    <meta:editing-cycles>1</meta:editing-cycles>
    <meta:document-statistic meta:table-count="0" meta:image-count="0" meta:object-count="0" meta:page-count="1" meta:paragraph-count="11" meta:word-count="413" meta:character-count="2145" meta:non-whitespace-character-count="1735"/>
    <meta:generator>LibreOffice/6.4.7.2$Linux_X86_64 LibreOffice_project/40$Build-2</meta:generator>
  </office:meta>
</office:document-meta>
</file>